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face style:name="Ubuntu Condensed" svg:font-family="'Ubuntu Condens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1594" officeooo:paragraph-rsid="001c1594"/>
    </style:style>
    <style:style style:name="P2" style:family="paragraph" style:parent-style-name="Standard">
      <style:text-properties officeooo:rsid="001c1594" officeooo:paragraph-rsid="001ddaf9"/>
    </style:style>
    <style:style style:name="P3" style:family="paragraph" style:parent-style-name="Standard">
      <style:text-properties officeooo:rsid="001ddaf9" officeooo:paragraph-rsid="001ddaf9"/>
    </style:style>
    <style:style style:name="P4" style:family="paragraph" style:parent-style-name="Standard">
      <style:text-properties officeooo:rsid="001c1594" officeooo:paragraph-rsid="001c1594"/>
    </style:style>
    <style:style style:name="P5" style:family="paragraph" style:parent-style-name="Standard">
      <style:text-properties officeooo:rsid="001f5ccf" officeooo:paragraph-rsid="001f5ccf"/>
    </style:style>
    <style:style style:name="P6" style:family="paragraph" style:parent-style-name="Standard">
      <style:text-properties officeooo:rsid="00207645" officeooo:paragraph-rsid="00207645"/>
    </style:style>
    <style:style style:name="P7" style:family="paragraph" style:parent-style-name="Standard">
      <style:text-properties officeooo:rsid="0021aaa7" officeooo:paragraph-rsid="0021aaa7"/>
    </style:style>
    <style:style style:name="P8" style:family="paragraph" style:parent-style-name="Standard">
      <style:text-properties officeooo:rsid="002311db" officeooo:paragraph-rsid="002311db"/>
    </style:style>
    <style:style style:name="P9" style:family="paragraph" style:parent-style-name="Standard">
      <style:text-properties officeooo:rsid="00234daa" officeooo:paragraph-rsid="0024ea7c"/>
    </style:style>
    <style:style style:name="T1" style:family="text">
      <style:text-properties officeooo:rsid="00207645"/>
    </style:style>
    <style:style style:name="T2" style:family="text">
      <style:text-properties officeooo:rsid="0021aaa7"/>
    </style:style>
    <style:style style:name="T3" style:family="text">
      <style:text-properties officeooo:rsid="002311db"/>
    </style:style>
    <style:style style:name="T4" style:family="text">
      <style:text-properties officeooo:rsid="00232149"/>
    </style:style>
    <style:style style:name="T5" style:family="text">
      <style:text-properties officeooo:rsid="00234daa"/>
    </style:style>
    <style:style style:name="T6" style:family="text">
      <style:text-properties officeooo:rsid="0024b910"/>
    </style:style>
    <style:style style:name="T7" style:family="text">
      <style:text-properties officeooo:rsid="0024ea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ata Investigation Report</text:p>
      <text:p text:style-name="P3"/>
      <text:p text:style-name="P3"/>
      <text:p text:style-name="P1"/>
      <text:p text:style-name="P3">=============================== Executive Summary</text:p>
      <text:p text:style-name="P1"/>
      <text:p text:style-name="P5"><text:span text:style-name="T1">&gt;&gt;&gt; </text:span>Crime, education and occupation are crucial </text:p>
      <text:p text:style-name="P7">&gt;&gt;&gt; information of census and depravation are publicly available however in separate datasets. </text:p>
      <text:p text:style-name="P6">&gt;&gt;&gt; census <text:span text:style-name="T2">dataset </text:span>has proportion of FTS and HO <text:span text:style-name="T2">for two age</text:span><text:span text:style-name="T5">s</text:span><text:span text:style-name="T2"> ranged 16 to 24 and 24 to 49.</text:span> but no crime state for MSOA</text:p>
      <text:p text:style-name="P6">&gt;&gt;&gt; <text:s/><text:span text:style-name="T2">depravation dataset has crime ranks for LSOAs.</text:span></text:p>
      <text:p text:style-name="P7">&gt;&gt;&gt; <text:s/>A degree of processing is required to convert LSOA data to MSOA.</text:p>
      <text:p text:style-name="P7">&gt;&gt;&gt; This report examines whether there is a relation between the proportion of full time students (16-25) and the proportion of higher professional occupation (25-49).</text:p>
      <text:p text:style-name="P7">&gt;&gt;&gt; I identify classification for areas showing high and low conversion of full time students to higher professional occupation <text:s/><text:span text:style-name="T3">and using the K-nearest neighbour classification method I predicted which area a MSOA will result in given its census data. </text:span></text:p>
      <text:p text:style-name="P8">&gt;&gt;&gt; Further to this, the report investigates whether crime plays a factor in limiting the mobility of f<text:span text:style-name="T5">u</text:span>ll time students <text:span text:style-name="T4">into </text:span><text:span text:style-name="T5">higher professional occupation.</text:span></text:p>
      <text:p text:style-name="P1"/>
      <text:p text:style-name="P1"/>
      <text:p text:style-name="P1"/>
      <text:p text:style-name="P3">================== Statement of findings, conclusions and recommendations</text:p>
      <text:p text:style-name="P9"/>
      <text:p text:style-name="P9">&gt;&gt;&gt; In relation to the first investigation this study found that there was an overall positive correlation between the proportion of full time students (16-24) and higher professional occupation (25-49) at the MSOA level. <text:span text:style-name="T6">In relation to the second investigation the study found that although there is no relation between the proportion of full time students and crime rank there seems to be a </text:span><text:span text:style-name="T7">positive correlation between the proportion of higher professional occupation and crime rank. Further to this, when examining high conversion areas compared to low conversion areas the data shows that being in a higher crime area limits the number of people moving into higher occupations. </text:span></text:p>
      <text:p text:style-name="P9"/>
      <text:p text:style-name="P9"><text:span text:style-name="T7">&gt;&gt;&gt;Concluding that despite <text:s/>low conversion areas having higher student proportions overall, <text:s/>crime could be a factor in preventing upward mobility into higher professional occupations. </text:span></text:p>
      <text:p text:style-name="P9"><text:span text:style-name="T7">&gt;&gt;&gt; It it therefore our recommendations that further studies be carried out in relation to this so that the these factors can be better identified to facilitate better conversion and mobility for full time students. </text:span></text:p>
      <text:p text:style-name="P2"/>
      <text:p text:style-name="P2"/>
      <text:p text:style-name="P2"/>
      <text:p text:style-name="P3">=============================== Aims and Objectives</text:p>
      <text:p text:style-name="P2"/>
      <text:p text:style-name="P2"/>
      <text:p text:style-name="P2"/>
      <text:p text:style-name="P2"/>
      <text:p text:style-name="P3">=============================== Background to the investigation </text:p>
      <text:p text:style-name="P2"/>
      <text:p text:style-name="P2"/>
      <text:p text:style-name="P2"/>
      <text:p text:style-name="P2"><text:soft-page-break/></text:p>
      <text:p text:style-name="P2"/>
      <text:p text:style-name="P3">=============================== Scope and sources of data</text:p>
      <text:p text:style-name="P2"/>
      <text:p text:style-name="P2"/>
      <text:p text:style-name="P2"/>
      <text:p text:style-name="P2"/>
      <text:p text:style-name="P2"/>
      <text:p text:style-name="P2"/>
      <text:p text:style-name="P3">=============================== The analysis pipeline</text:p>
      <text:p text:style-name="P2"/>
      <text:p text:style-name="P2"/>
      <text:p text:style-name="P2"/>
      <text:p text:style-name="P2"/>
      <text:p text:style-name="P2"/>
      <text:p text:style-name="P3">=============================== Findings</text:p>
      <text:p text:style-name="P2"/>
      <text:p text:style-name="P2"/>
      <text:p text:style-name="P2"/>
      <text:p text:style-name="P2"/>
      <text:p text:style-name="P2"/>
      <text:p text:style-name="P3">=============================== Conclusions and recommendations</text:p>
      <text:p text:style-name="P2"/>
      <text:p text:style-name="P2"/>
      <text:p text:style-name="P2"/>
      <text:p text:style-name="P2"/>
      <text:p text:style-name="P3">=============================== Reflective section ????? here or ?????</text:p>
      <text:p text:style-name="P2"/>
      <text:p text:style-name="P2"/>
      <text:p text:style-name="P2"/>
      <text:p text:style-name="P2"/>
      <text:p text:style-name="P3">=============================== References</text:p>
      <text:p text:style-name="P2"/>
      <text:p text:style-name="P2"/>
      <text:p text:style-name="P2"/>
      <text:p text:style-name="P3">=============================== Appendices</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face style:name="Ubuntu Condensed" svg:font-family="'Ubuntu Condens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Ubuntu"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Condensed" fo:font-family="'Ubuntu Condensed'"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10:12:14.092327727</meta:creation-date>
    <dc:date>2021-05-16T13:53:46.943897638</dc:date>
    <meta:editing-duration>PT18M7S</meta:editing-duration>
    <meta:editing-cycles>3</meta:editing-cycles>
    <meta:generator>LibreOffice/6.4.7.2$Linux_X86_64 LibreOffice_project/40$Build-2</meta:generator>
    <meta:document-statistic meta:table-count="0" meta:image-count="0" meta:object-count="0" meta:page-count="2" meta:paragraph-count="23" meta:word-count="371" meta:character-count="2671" meta:non-whitespace-character-count="2311"/>
  </office:meta>
</office:document-meta>
</file>